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use-window-font-color="true" style:font-name="Times New Roman1" fo:font-size="12pt" style:font-size-asian="12pt" style:font-size-complex="12pt"/>
    </style:style>
    <style:style style:name="P4" style:family="paragraph" style:parent-style-name="UrbanBody">
      <style:text-properties style:use-window-font-color="true" fo:font-weight="normal" style:font-weight-asian="normal" style:font-weight-complex="normal"/>
    </style:style>
    <style:style style:name="P5"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6" style:family="paragraph" style:parent-style-name="Standard">
      <style:paragraph-properties fo:margin-left="1.235cm" fo:margin-right="0cm" fo:text-align="justify" style:justify-single-word="false" fo:text-indent="0cm" style:auto-text-indent="false"/>
      <style:text-properties style:font-name="Verdana" fo:font-size="9.5pt" style:font-size-asian="9.5pt" style:font-size-complex="9.5pt"/>
    </style:style>
    <style:style style:name="P7" style:family="paragraph" style:parent-style-name="Standard">
      <style:paragraph-properties fo:margin-left="-0.25cm" fo:margin-right="0cm" fo:text-align="justify" style:justify-single-word="false" fo:text-indent="0cm" style:auto-text-indent="false"/>
      <style:text-properties style:font-name="Verdana" fo:font-size="9.5pt" style:font-size-asian="9.5pt" style:font-size-complex="9.5pt"/>
    </style:style>
    <style:style style:name="P8" style:family="paragraph" style:parent-style-name="UrbanTitle">
      <style:text-properties style:use-window-font-color="true" style:font-name="Times New Roman1" fo:font-size="12pt" style:text-underline-style="none"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10"><text:span text:style-name="T10">do text</text:span></text:p><text:p text:style-name="P10"><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9"><text:span text:style-name="T7">do text if not len(self.getApplicants()) &gt; 1</text:span></text:p><text:p text:style-name="P9"><text:span text:style-name="T8">from xhtml(self.portal_urban.decorateHTML('UrbanBody',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9"><text:span text:style-name="T7">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9">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8">[DATE DE LA SÉANCE]</text:p>
      <text:p text:style-name="UrbanBody"/>
      <text:p text:style-name="UrbanBody"><text:span text:style-name="T3"><office:annotation><dc:creator>sde </dc:creator><dc:date>2011-07-27T10:02:17</dc:date><text:p text:style-name="P9"><text:span text:style-name="T7">do text</text:span></text:p><text:p text:style-name="P9"><text:span text:style-name="T8">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SANS traversée de voirie </text:p>
      <text:p text:style-name="UrbanBody"/>
      <text:p text:style-name="UrbanBody">Le Collège,</text:p>
      <text:p text:style-name="P5"/>
      <text:p text:style-name="P3">Vu la requête en date du <text:span text:style-name="T4">[DATE]</text:span> par laquelle <text:text-input text:description="Titre du demandeur">applicantobj.getPersonTitleValue()</text:text-input> <text:text-input text:description="Titre du demandeur">applicantobj.getName1()</text:text-input> <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 à </text:span><text:span text:style-name="T6"><text:text-input text:description="Titre du demandeur">applicantobj.getZipcode()</text:text-input></text:span><text:span text:style-name="T6"> </text:span><text:span text:style-name="T6"><text:text-input text:description="Titre du demandeur">applicantobj.getCity()</text:text-input></text:span><text:span text:style-name="T6"> sollicite(nt) l’autorisation d’établir un raccordement à la canalisation communale existant au n° </text:span><text:span text:style-name="T6"><text:text-input text:description="Titre du demandeur">self.getWorkLocationSignaletic()</text:text-input></text:span><text:span text:style-name="T6">, destiné à permettre l’évacuation des eaux de drainage et de ruissellement en provenance de son(leur) immeuble sis sur la parcelle cadastrée </text:span><text:span text:style-name="T6"><text:text-input text:description="Titre du demandeur">self.getPortionOutsText()</text:text-input></text:span></text:p>
      <text:p text:style-name="P4"/>
      <text:p text:style-name="UrbanTitle3">DECIDE : </text:p>
      <text:p text:style-name="P2"/>
      <text:p text:style-name="P3">L’autorisation sollicitée est accordée aux conditions ci-après :</text:p>
      <text:p text:style-name="P3">1.- les eaux déversées ne peuvent contenir ni fibre textile, ni emballage en matière plastique, ni déchet ménager solide organique ou non ;</text:p>
      <text:p text:style-name="P3">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3">3.- il est interdit de jeter ou de déverser dans les égouts publics des déchets préalablement soumis à un broyage mécanique ou des eaux contenant de telles matières ; </text:p>
      <text:p text:style-name="P3">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5">d’une fosse septique avec dégraisseur ou d’une fosse d’épuration</text:span> ; </text:p>
      <text:p text:style-name="P3">5.- les agents de la Commune auront toujours le droit de pénétrer en tout temps dans la partie de la propriété du requérant afin de s’assurer que les conditions de la présente autorisation restent <text:soft-page-break/>strictement observées ; </text:p>
      <text:p text:style-name="P3">6.- l’(les) impétrant(s) est(sont) tenu(s) de construire à la limite de sa(leur) propriété et du domaine public et le plus près possible du réseau d’égouttage, <text:span text:style-name="T5">une chambre de visite</text:span> par laquelle passent toutes les eaux de la décharge pour permettre une éventuelle prise d’échantillon aisée ; </text:p>
      <text:p text:style-name="P3">7.- le raccordement sera réalisé par le service communal de voirie, à partir de la chambre de visite dont question sub6°, et ce moyennant le paiement préalable de la somme de <text:span text:style-name="T4">250</text:span><text:span text:style-name="T4"> euros</text:span> (si les demandeurs choisissent de réaliser eux-mêmes le dégagement du tuyau) ou de <text:span text:style-name="T4">500</text:span><text:span text:style-name="T4"> euros </text:span>(si les demandeurs préfèrent faire réaliser le dégagement du tuyau par le service communal des Travaux ou si ce dernier doit remédier à un dégagement mal réalisé par les demandeurs) ;</text:p>
      <text:p text:style-name="P3"/>
      <text:p text:style-name="UrbanTitle3">INFORME : </text:p>
      <text:p text:style-name="P3"/>
      <text:p text:style-name="P3">1.- la présente autorisation n’est accordée qu’à titre précaire et sans aucune reconnaissance d’un droit au profit de l’impétrant ;</text:p>
      <text:p text:style-name="P3">2.- le service des Travaux (Mr Leclercq – contrôleur des Travaux – 081/559.215 - 0477/229.604) contactera les demandeurs <text:span text:style-name="T4">dans les 5 jours de la perception du paiement (hors circonstances exceptionnelles)</text:span> afin de convenir d’un rendez-vous pour l’exécution des travaux de raccordement.</text:p>
      <text:p text:style-name="P6"/>
      <text:p text:style-name="P7"/>
      <text:p text:style-name="UrbanBody"/>
      <text:p text:style-name="UrbanBody"><text:span text:style-name="T2"><office:annotation><dc:creator>sde </dc:creator><dc:date>2011-07-27T10:02:32</dc:date><text:p text:style-name="P9"><text:span text:style-name="T7">do text</text:span></text:p><text:p text:style-name="P9"><text:span text:style-name="T8">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11-15T15:16:35</dc:date>
    <dc:creator>sde </dc:creator>
    <meta:editing-duration>PT8H29M15S</meta:editing-duration>
    <meta:editing-cycles>46</meta:editing-cycles>
    <meta:generator>LibreOffice/3.3$Unix LibreOffice_project/330m19$Build-401</meta:generator>
    <meta:document-statistic meta:table-count="1" meta:image-count="0" meta:object-count="0" meta:page-count="2" meta:paragraph-count="29" meta:word-count="510" meta:character-count="3537"/>
  </office:meta>
</office:document-meta>
</file>